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0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/>
          <table:table-cell office:value-type="string" calcext:value-type="string">
            <text:p>Plains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Hills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Wasteland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Nothing</text:p>
          </table:table-cell>
        </table:table-row>
        <table:table-row table:style-name="ro1">
          <table:table-cell office:value-type="string" calcext:value-type="string">
            <text:p>Nothing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nst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lag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aster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wning Ground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e Tow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ngeo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e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mb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ster D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cient Ruin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aconu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ad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z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yrint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ugee Cam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K18])" office:value-type="float" office:value="189" calcext:value-type="float">
            <text:p>189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4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3T22:40:46.293000000</meta:creation-date>
    <dc:date>2024-04-24T02:18:53.454000000</dc:date>
    <meta:editing-duration>PT3H38M6S</meta:editing-duration>
    <meta:editing-cycles>3</meta:editing-cycles>
    <meta:generator>LibreOffice/7.6.0.3$Windows_X86_64 LibreOffice_project/69edd8b8ebc41d00b4de3915dc82f8f0fc3b6265</meta:generator>
    <meta:document-statistic meta:table-count="1" meta:cell-count="137" meta:object-count="0"/>
  </office:meta>
</office:document-meta>
</file>